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0f19" officeooo:paragraph-rsid="00000f19"/>
    </style:style>
    <style:style style:name="P2" style:family="paragraph" style:parent-style-name="Standard">
      <style:text-properties officeooo:rsid="00011c11" officeooo:paragraph-rsid="00087df6"/>
    </style:style>
    <style:style style:name="P3" style:family="paragraph" style:parent-style-name="Standard">
      <style:text-properties officeooo:rsid="00011c11" officeooo:paragraph-rsid="000c8a5c"/>
    </style:style>
    <style:style style:name="P4" style:family="paragraph" style:parent-style-name="Standard">
      <style:text-properties officeooo:rsid="00011c11" officeooo:paragraph-rsid="000d4871"/>
    </style:style>
    <style:style style:name="P5" style:family="paragraph" style:parent-style-name="Standard">
      <style:text-properties officeooo:rsid="00011c11" officeooo:paragraph-rsid="000de3ef"/>
    </style:style>
    <style:style style:name="P6" style:family="paragraph" style:parent-style-name="Standard">
      <style:text-properties officeooo:rsid="0009442f" officeooo:paragraph-rsid="0009442f"/>
    </style:style>
    <style:style style:name="P7" style:family="paragraph" style:parent-style-name="Standard" style:list-style-name="L1">
      <style:text-properties officeooo:rsid="0009442f" officeooo:paragraph-rsid="0009442f"/>
    </style:style>
    <style:style style:name="P8" style:family="paragraph" style:parent-style-name="Standard">
      <style:text-properties officeooo:rsid="000a730e" officeooo:paragraph-rsid="000c15eb"/>
    </style:style>
    <style:style style:name="P9" style:family="paragraph" style:parent-style-name="Standard">
      <style:text-properties officeooo:rsid="00000f19" officeooo:paragraph-rsid="000d4871"/>
    </style:style>
    <style:style style:name="P10" style:family="paragraph" style:parent-style-name="Standard">
      <style:text-properties officeooo:rsid="00000f19" officeooo:paragraph-rsid="000dd2d9"/>
    </style:style>
    <style:style style:name="P11" style:family="paragraph" style:parent-style-name="Standard">
      <style:text-properties officeooo:rsid="000d4871" officeooo:paragraph-rsid="000de3ef"/>
    </style:style>
    <style:style style:name="P12" style:family="paragraph" style:parent-style-name="Standard">
      <style:text-properties officeooo:rsid="000de3ef" officeooo:paragraph-rsid="000de3ef"/>
    </style:style>
    <style:style style:name="P13" style:family="paragraph" style:parent-style-name="Standard">
      <style:text-properties officeooo:rsid="000f516d" officeooo:paragraph-rsid="001309b5"/>
    </style:style>
    <style:style style:name="T1" style:family="text">
      <style:text-properties officeooo:rsid="00011c1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11c11"/>
    </style:style>
    <style:style style:name="T4" style:family="text">
      <style:text-properties style:text-underline-style="none" officeooo:rsid="0002e729"/>
    </style:style>
    <style:style style:name="T5" style:family="text">
      <style:text-properties officeooo:rsid="0002e729"/>
    </style:style>
    <style:style style:name="T6" style:family="text">
      <style:text-properties officeooo:rsid="0004c1b7"/>
    </style:style>
    <style:style style:name="T7" style:family="text">
      <style:text-properties officeooo:rsid="0005cabe"/>
    </style:style>
    <style:style style:name="T8" style:family="text">
      <style:text-properties officeooo:rsid="00078b0b"/>
    </style:style>
    <style:style style:name="T9" style:family="text">
      <style:text-properties officeooo:rsid="00087df6"/>
    </style:style>
    <style:style style:name="T10" style:family="text">
      <style:text-properties officeooo:rsid="0009442f"/>
    </style:style>
    <style:style style:name="T11" style:family="text">
      <style:text-properties officeooo:rsid="000c15eb"/>
    </style:style>
    <style:style style:name="T12" style:family="text">
      <style:text-properties officeooo:rsid="000c8a5c"/>
    </style:style>
    <style:style style:name="T13" style:family="text">
      <style:text-properties officeooo:rsid="000d4871"/>
    </style:style>
    <style:style style:name="T14" style:family="text">
      <style:text-properties officeooo:rsid="000dd2d9"/>
    </style:style>
    <style:style style:name="T15" style:family="text">
      <style:text-properties officeooo:rsid="000de3ef"/>
    </style:style>
    <style:style style:name="T16" style:family="text">
      <style:text-properties officeooo:rsid="000f516d"/>
    </style:style>
    <style:style style:name="T17" style:family="text">
      <style:text-properties officeooo:rsid="0011494d"/>
    </style:style>
    <style:style style:name="T18" style:family="text">
      <style:text-properties officeooo:rsid="0012866a"/>
    </style:style>
    <style:style style:name="T19" style:family="text">
      <style:text-properties officeooo:rsid="001309b5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0dd2d9" fo:background-color="transparent" loext:char-shading-value="0"/>
    </style:style>
    <style:style style:name="T22" style:family="text">
      <style:text-properties officeooo:rsid="001309b5" fo:background-color="transparent" loext:char-shading-value="0"/>
    </style:style>
    <style:style style:name="T23" style:family="text">
      <style:text-properties officeooo:rsid="0005cabe" fo:background-color="transparent" loext:char-shading-value="0"/>
    </style:style>
    <style:style style:name="T24" style:family="text">
      <style:text-properties officeooo:rsid="0011494d" fo:background-color="transparent" loext:char-shading-value="0"/>
    </style:style>
    <style:style style:name="T25" style:family="text">
      <style:text-properties officeooo:rsid="0013527c" fo:background-color="transparent" loext:char-shading-value="0"/>
    </style:style>
    <style:style style:name="T26" style:family="text">
      <style:text-properties officeooo:rsid="00142cdc" fo:background-color="transparent" loext:char-shading-value="0"/>
    </style:style>
    <style:style style:name="T27" style:family="text">
      <style:text-properties officeooo:rsid="0016ebd6" fo:background-color="transparent" loext:char-shading-value="0"/>
    </style:style>
    <style:style style:name="T28" style:family="text">
      <style:text-properties officeooo:rsid="001854e2" fo:background-color="transparent" loext:char-shading-value="0"/>
    </style:style>
    <style:style style:name="T29" style:family="text">
      <style:text-properties officeooo:rsid="0019b9ee" fo:background-color="transparent" loext:char-shading-value="0"/>
    </style:style>
    <style:style style:name="T30" style:family="text">
      <style:text-properties officeooo:rsid="0013527c"/>
    </style:style>
    <style:style style:name="T31" style:family="text">
      <style:text-properties officeooo:rsid="0015a4af"/>
    </style:style>
    <style:style style:name="T32" style:family="text">
      <style:text-properties officeooo:rsid="001854e2"/>
    </style:style>
    <style:style style:name="T33" style:family="text">
      <style:text-properties officeooo:rsid="0019b88e"/>
    </style:style>
    <style:style style:name="T34" style:family="text">
      <style:text-properties officeooo:rsid="0019b9e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s Game was created on a part time contract for Studio SE, a Denver-based Company who <text:span text:style-name="T5">o</text:span>ffers <text:span text:style-name="T7">instructional </text:span>courses on Model Based Systems Engineering and the SysML Language (a modeling and documentation language very similar to UML). They were attending a trade conference and wanted <text:span text:style-name="T8">a video game to present in their booth as an attraction.</text:span> They <text:span text:style-name="T1">hi</text:span>red me <text:span text:style-name="T14">as</text:span> the sole designer and programmer to create this video game for them. <text:span text:style-name="T14">While the final design was simpler than most of my projects, this was largely due to a few </text:span><text:span text:style-name="T18">particular </text:span><text:span text:style-name="T14">constraints.</text:span> <text:span text:style-name="T15">Most notably, t</text:span><text:span text:style-name="T13">he development cycle </text:span><text:span text:style-name="T18">was only</text:span><text:span text:style-name="T13"> a month long, with myself as the sole contractor and an average maximum of 30 hours a week. </text:span></text:p>
      <text:p text:style-name="P1"/>
      <text:p text:style-name="P5">Despite these constraints, I was also given <text:span text:style-name="T17">substantial </text:span>independence on the project, being tasked to conceptualize a game idea from scratch. <text:span text:style-name="T7">Drawing from the educational nature of my Clients’ Business model, I designed a game in which the player </text:span>would utilize their knowledge of SysML syntax to <text:span text:style-name="T30">answer prompted questions and navigate the level.</text:span></text:p>
      <text:p text:style-name="P11">After laying out the original design, I <text:span text:style-name="T20">then planned out a </text:span><text:span text:style-name="T21">milestone schedule to ensure </text:span><text:span text:style-name="T22">manageable expectations within the tight deadline. </text:span><text:span text:style-name="T23">I set </text:span><text:span text:style-name="T7">aside a single week for each major phase of development: </text:span><text:span text:style-name="T6">initial prototyping, </text:span><text:span text:style-name="T7">a</text:span><text:span text:style-name="T6"> Minimum Viable Product, </text:span><text:span text:style-name="T15">and </text:span><text:span text:style-name="T30">content completion</text:span><text:span text:style-name="T6">.</text:span></text:p>
      <text:p text:style-name="P12">I <text:span text:style-name="T17">also </text:span><text:span text:style-name="T16">set aside an extra week at the end </text:span><text:span text:style-name="T9">to allow ample room for </text:span><text:span text:style-name="T14">any</text:span><text:span text:style-name="T9"> additional tasks which tend to arise during the latter phases of any game project.</text:span></text:p>
      <text:p text:style-name="P11"/>
      <text:p text:style-name="P4"/>
      <text:p text:style-name="P13"><text:span text:style-name="T19">The technical infrastructure involved</text:span> <text:span text:style-name="T32">presenting</text:span> questions <text:span text:style-name="T19">that </text:span>were randomly <text:span text:style-name="T12">selected from a preset array of custom data assets, </text:span><text:span text:style-name="T33">then</text:span> Unreal’s event callback system <text:span text:style-name="T33">would</text:span> activate various effects based <text:s/>on the accuracy of their answer. After successfully answering five questions <text:span text:style-name="T34">and reaching the end,</text:span> the player would <text:span text:style-name="T34">then </text:span>be added to the leaderboard. The Leaderboard <text:span text:style-name="T19">data was stored with Unreal’s SaveGame feature and the F</text:span><text:span text:style-name="T31">F</text:span><text:span text:style-name="T19">ileHelper library to generate a .xml file accessible outside the game.</text:span><text:span text:style-name="T24"> </text:span><text:span text:style-name="T25">The final product </text:span><text:span text:style-name="T26">was very successful, with high popularity at the conference and gleaming feedback from my clients. </text:span></text:p>
      <text:p text:style-name="P4"/>
      <text:p text:style-name="P4"><text:span text:style-name="T12">The questions would be presented to the player after being randomly selected from a preset array of custom data assets, and and I used Unreal’s event callback system to propel various effects based on whether the player chose the correct answer. <text:s/>[SENTANCE ABOUT INPUT] presented to the player after being randomly selected from a preset array of custom data assets, and and I used Unreal’s event callback system to propel various effects based on whether the player chose the correct answer. </text:span></text:p>
      <text:p text:style-name="P3"/>
      <text:p text:style-name="P3"/>
      <text:p text:style-name="P8">The two most noteworthy technical features of the project were the randomized questions and the storing of player data for the purposes of a leaderboard.</text:p>
      <text:p text:style-name="P8"><text:span text:style-name="T11">For each room the player was presented with a <text:s/>question and a set of doors representing the answers.</text:span><text:span text:style-name="T10"> </text:span><text:span text:style-name="T11">Depending on whether the player chose the ‘right’ door,</text:span><text:span text:style-name="T10"> I utilized Unreal’s event callback system </text:span><text:span text:style-name="T11">in</text:span><text:span text:style-name="T10"> both C++ and Blueprints to </text:span><text:span text:style-name="T11">trigger a few in game effects, such as pushing the player through the door and updating the level geometry.</text:span></text:p>
      <text:p text:style-name="P8"><text:span text:style-name="T11">The Leaderboard required my clients to be able to access a human readable file of the players outside of the game, so I utilized Unreal’s file output system to write t</text:span>o a .xml file with fields including player name, contact email, and completion time. This also allowed my clients to access all players’ <text:span text:style-name="T11">emails </text:span>for mailing lists. </text:p>
      <text:p text:style-name="P2"/>
      <text:p text:style-name="P6">, Primary things to talk about in final para:</text:p>
      <text:list xml:id="list1389054991" text:style-name="L1">
        <text:list-item>
          <text:p text:style-name="P7"/>
        </text:list-item>
        <text:list-item>
          <text:p text:style-name="P7">randomized question sets utilized Unreal’s event callback system to have level geometry respond to the correct/incorrect answers</text:p>
        </text:list-item>
        <text:list-item>
          <text:p text:style-name="P7"><text:soft-page-break/>UI system to be intuitive</text:p>
        </text:list-item>
        <text:list-item>
          <text:p text:style-name="P7">tweaked character controller to have </text:p>
        </text:list-item>
      </text:list>
      <text:p text:style-name="P2"/>
      <text:p text:style-name="P9"/>
      <text:p text:style-name="P9">First and foremost, the Conference would be held just over a month after our initial meeting, resulting in an incredibly short development <text:span text:style-name="T1">cycle</text:span>.<text:span text:style-name="T2"> </text:span><text:span text:style-name="T3">This development time was even further limited by the terms of the </text:span><text:span text:style-name="T4">contract</text:span><text:span text:style-name="T3">, allowing an average of only 30 hours a week and myself as the sole contractor.</text:span><text:span text:style-name="T2"> </text:span>Other parameters <text:span text:style-name="T8">included</text:span> <text:span text:style-name="T5">a preference for Unreal Engine </text:span><text:span text:style-name="T8">and easy approachability</text:span> by <text:span text:style-name="T8">an audience with little to no gaming experie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9:21:17.011000000</meta:creation-date>
    <dc:date>2024-09-23T19:45:38.228983122</dc:date>
    <meta:editing-duration>PT2H21M5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667" meta:character-count="4050" meta:non-whitespace-character-count="3393"/>
  </office:meta>
</office:document-meta>
</file>